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1abb13" officeooo:paragraph-rsid="001abb1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fo:language="en" fo:country="US" officeooo:rsid="001a08fa"/>
    </style:style>
    <style:style style:name="T6" style:family="text">
      <style:text-properties fo:language="en" fo:country="US" officeooo:rsid="001abb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6">11th</text:span> of <text:span text:style-name="T6">February</text:span> 202<text:span text:style-name="T6">5</text:span> under the <text:span text:style-name="T6">45th</text:span> PA Meeting.</text:p>
      <text:p text:style-name="P1"/>
      <text:p text:style-name="P1">The Assembly, recognising the current situation,</text:p>
      <text:p text:style-name="P1"/>
      <text:p text:style-name="P4">Constitutes the need to approve of M44-E1 as mandated by C1.14.3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45-E1-1: To give CotS the mandate to update to 1.21.4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1T17:25:27.610028313</dc:date>
    <meta:editing-duration>PT2M30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48" meta:character-count="300" meta:non-whitespace-character-count="259"/>
  </office:meta>
</office:document-meta>
</file>